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45.12mm"/>
    </style:style>
    <style:style style:name="co3" style:family="table-column">
      <style:table-column-properties fo:break-before="auto" style:column-width="36.62mm"/>
    </style:style>
    <style:style style:name="co4" style:family="table-column">
      <style:table-column-properties fo:break-before="auto" style:column-width="113.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7mm" fo:break-before="auto" style:use-optimal-row-height="fals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/>
      <style:paragraph-properties fo:text-align="end" fo:margin-left="0mm"/>
      <style:text-properties style:font-weight-asian="bold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Heading">
      <style:table-cell-properties style:text-align-source="fix" style:repeat-content="false"/>
      <style:paragraph-properties fo:text-align="start" fo:margin-left="0mm"/>
      <style:text-properties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Heading">
      <style:text-properties style:font-weight-asian="bold" style:font-weight-complex="bold"/>
    </style:style>
    <style:style style:name="ce7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8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Source</text:p>
          </table:table-cell>
          <table:table-cell table:style-name="ce6" office:value-type="string" calcext:value-type="string">
            <text:p>Part number at source</text:p>
          </table:table-cell>
          <table:table-cell/>
          <table:table-cell table:style-name="ce6" office:value-type="string" calcext:value-type="string">
            <text:p>URI</text:p>
          </table:table-cell>
          <table:table-cell table:style-name="ce6" table:number-columns-repeated="1017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UMBA 3D printer controller</text:p>
          </table:table-cell>
          <table:table-cell office:value-type="string" calcext:value-type="string">
            <text:p>reprapdiscount.com</text:p>
          </table:table-cell>
          <table:table-cell office:value-type="string" calcext:value-type="string">
            <text:p>RUMBA Basic Board</text:p>
          </table:table-cell>
          <table:table-cell/>
          <table:table-cell office:value-type="string" calcext:value-type="string">
            <text:p>http://www.reprapdiscount.com/electronics/33-rumba-basic-board.html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/4 phase Nema 23 Stepper Motor Driver 24-50VDC 1.5A-4.5A 256 Microstep M542T</text:p>
          </table:table-cell>
          <table:table-cell office:value-type="string" calcext:value-type="string">
            <text:p>omc-stepperonline</text:p>
          </table:table-cell>
          <table:table-cell office:value-type="string" calcext:value-type="string">
            <text:p>M542T</text:p>
          </table:table-cell>
          <table:table-cell/>
          <table:table-cell office:value-type="string" calcext:value-type="string">
            <text:p>https://www.omc-stepperonline.com/nema-23-stepper-motor-drive-24-50vdc-15a-45a-256-microstep-m542t-m542t.html?search=m542t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B6560 3A Driver Board </text:p>
          </table:table-cell>
          <table:table-cell table:style-name="ce5" office:value-type="string" calcext:value-type="string">
            <text:p>sainsmart.com</text:p>
          </table:table-cell>
          <table:table-cell office:value-type="string" calcext:value-type="string">
            <text:p>101-60-190 </text:p>
          </table:table-cell>
          <table:table-cell/>
          <table:table-cell office:value-type="string" calcext:value-type="string">
            <text:p>https://www.sainsmart.com/products/3a-single-axis-cnc-router-stepper-motor-driver-board-tb6560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4988 stepper driver</text:p>
          </table:table-cell>
          <table:table-cell office:value-type="string" calcext:value-type="string">
            <text:p>pololu.com</text:p>
          </table:table-cell>
          <table:table-cell table:style-name="ce5" office:value-type="float" office:value="1182" calcext:value-type="float">
            <text:p>1182</text:p>
          </table:table-cell>
          <table:table-cell/>
          <table:table-cell office:value-type="string" calcext:value-type="string">
            <text:p>https://www.pololu.com/product/1182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aring 6014-2RS1 70x110x20</text:p>
          </table:table-cell>
          <table:table-cell office:value-type="string" calcext:value-type="string">
            <text:p>vxb.com</text:p>
          </table:table-cell>
          <table:table-cell office:value-type="string" calcext:value-type="string">
            <text:p>6014-2RS1</text:p>
          </table:table-cell>
          <table:table-cell/>
          <table:table-cell office:value-type="string" calcext:value-type="string">
            <text:p>https://www.vxb.com/6014-2RS1-Bore-Dia-70mm-OD-110mm-Width-20mm-p/6014-2rs1.htm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aring 61812-2RS1 60x78x10</text:p>
          </table:table-cell>
          <table:table-cell office:value-type="string" calcext:value-type="string">
            <text:p>vxb.com</text:p>
          </table:table-cell>
          <table:table-cell office:value-type="string" calcext:value-type="string">
            <text:p>61812-2RS1</text:p>
          </table:table-cell>
          <table:table-cell/>
          <table:table-cell office:value-type="string" calcext:value-type="string">
            <text:p>https://www.vxb.com/61812-2RS1-Bore-Dia-60mm-OD-78mm-Width-10mm-p/61812-2rs1.htm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aring 6806-2RZ 30x42x7</text:p>
          </table:table-cell>
          <table:table-cell office:value-type="string" calcext:value-type="string">
            <text:p>vxb.com</text:p>
          </table:table-cell>
          <table:table-cell office:value-type="string" calcext:value-type="string">
            <text:p>6806-2RSBEARING</text:p>
          </table:table-cell>
          <table:table-cell/>
          <table:table-cell office:value-type="string" calcext:value-type="string">
            <text:p>https://www.vxb.com/6806-2RS-Bearing-Deep-Groove-6806-2RS-p/6806-2rsbearing.htm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earing MR6700-ZZ-W3 15x10x4</text:p>
          </table:table-cell>
          <table:table-cell office:value-type="string" calcext:value-type="string">
            <text:p>vxb.com</text:p>
          </table:table-cell>
          <table:table-cell office:value-type="string" calcext:value-type="string">
            <text:p>MR6700-ZZ-W3</text:p>
          </table:table-cell>
          <table:table-cell/>
          <table:table-cell office:value-type="string" calcext:value-type="string">
            <text:p>https://www.vxb.com/MR6700-ZZ-W3-Bore-Dia-10mm-OD-15mm-Width-3mm-p/mr6700-zz-w3.htm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Paste the following into McMaster-carr’s “paste products and quantities” field</text:p>
          </table:table-cell>
          <table:table-cell/>
          <table:table-cell office:value-type="string" calcext:value-type="string">
            <text:p>https://www.mcmaster.com/#orders</text:p>
          </table:table-cell>
          <table:table-cell table:number-columns-repeated="101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2 nylock nut 93625A101</text:p>
          </table:table-cell>
          <table:table-cell table:style-name="ce2" office:value-type="string" calcext:value-type="string">
            <text:p>Mcmaster-carr</text:p>
          </table:table-cell>
          <table:table-cell table:style-name="ce7" office:value-type="string" calcext:value-type="string">
            <text:p>93625A101</text:p>
          </table:table-cell>
          <table:table-cell table:style-name="ce11" office:value-type="float" office:value="1" calcext:value-type="float">
            <text:p>1</text:p>
          </table:table-cell>
          <table:table-cell table:style-name="ce2" table:number-columns-repeated="1018"/>
          <table:table-cell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m2 washer 90965A110</text:p>
          </table:table-cell>
          <table:table-cell table:style-name="ce2" office:value-type="string" calcext:value-type="string">
            <text:p>Mcmaster-carr</text:p>
          </table:table-cell>
          <table:table-cell table:style-name="ce8" office:value-type="string" calcext:value-type="string">
            <text:p>90965A110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018"/>
          <table:table-cell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2x25 socket head cap screw 91292A032</text:p>
          </table:table-cell>
          <table:table-cell table:style-name="ce2" office:value-type="string" calcext:value-type="string">
            <text:p>Mcmaster-carr</text:p>
          </table:table-cell>
          <table:table-cell table:style-name="ce8" office:value-type="string" calcext:value-type="string">
            <text:p>91292A032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018"/>
          <table:table-cell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2x30 socket head cap screw 91292A034</text:p>
          </table:table-cell>
          <table:table-cell table:style-name="ce2" office:value-type="string" calcext:value-type="string">
            <text:p>Mcmaster-carr</text:p>
          </table:table-cell>
          <table:table-cell table:style-name="ce8" office:value-type="string" calcext:value-type="string">
            <text:p>91292A034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018"/>
          <table:table-cell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2x6 socket head cap screw 91290A013</text:p>
          </table:table-cell>
          <table:table-cell table:style-name="ce2" office:value-type="string" calcext:value-type="string">
            <text:p>Mcmaster-carr</text:p>
          </table:table-cell>
          <table:table-cell table:style-name="ce8" office:value-type="string" calcext:value-type="string">
            <text:p>91290A013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018"/>
          <table:table-cell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m3 hex nut 92497A200</text:p>
          </table:table-cell>
          <table:table-cell table:style-name="ce2" office:value-type="string" calcext:value-type="string">
            <text:p>Mcmaster-carr</text:p>
          </table:table-cell>
          <table:table-cell table:style-name="ce8" office:value-type="string" calcext:value-type="string">
            <text:p>92497A200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018"/>
          <table:table-cell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m3 nylock 93625A100</text:p>
          </table:table-cell>
          <table:table-cell table:style-name="ce2" office:value-type="string" calcext:value-type="string">
            <text:p>Mcmaster-carr</text:p>
          </table:table-cell>
          <table:table-cell table:style-name="ce8" office:value-type="string" calcext:value-type="string">
            <text:p>93625A100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018"/>
          <table:table-cell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3 press nut 97648A410</text:p>
          </table:table-cell>
          <table:table-cell table:style-name="ce2" office:value-type="string" calcext:value-type="string">
            <text:p>Mcmaster-carr</text:p>
          </table:table-cell>
          <table:table-cell table:style-name="ce8" office:value-type="string" calcext:value-type="string">
            <text:p>97648A410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018"/>
          <table:table-cell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3x14 socket head cap screw 91290A119</text:p>
          </table:table-cell>
          <table:table-cell table:style-name="ce2" office:value-type="string" calcext:value-type="string">
            <text:p>Mcmaster-carr</text:p>
          </table:table-cell>
          <table:table-cell table:style-name="ce8" office:value-type="string" calcext:value-type="string">
            <text:p>91290A119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018"/>
          <table:table-cell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3x16 socket cap head screw 91290A120</text:p>
          </table:table-cell>
          <table:table-cell table:style-name="ce2" office:value-type="string" calcext:value-type="string">
            <text:p>Mcmaster-carr</text:p>
          </table:table-cell>
          <table:table-cell table:style-name="ce8" office:value-type="string" calcext:value-type="string">
            <text:p>91290A120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018"/>
          <table:table-cell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3x20 socket head cap screw 91290A123</text:p>
          </table:table-cell>
          <table:table-cell table:style-name="ce2" office:value-type="string" calcext:value-type="string">
            <text:p>Mcmaster-carr</text:p>
          </table:table-cell>
          <table:table-cell table:style-name="ce8" office:value-type="string" calcext:value-type="string">
            <text:p>91290A123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018"/>
          <table:table-cell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m3x22 socket head cap screw 91290A124</text:p>
          </table:table-cell>
          <table:table-cell table:style-name="ce2" office:value-type="string" calcext:value-type="string">
            <text:p>Mcmaster-carr</text:p>
          </table:table-cell>
          <table:table-cell table:style-name="ce8" office:value-type="string" calcext:value-type="string">
            <text:p>91290A124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018"/>
          <table:table-cell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m3x24 socket head cap screw 91290A125 </text:p>
          </table:table-cell>
          <table:table-cell table:style-name="ce2" office:value-type="string" calcext:value-type="string">
            <text:p>Mcmaster-carr</text:p>
          </table:table-cell>
          <table:table-cell table:style-name="ce8" office:value-type="string" calcext:value-type="string">
            <text:p>91290A125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018"/>
          <table:table-cell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m3x35 hex head cap screw 91290A135</text:p>
          </table:table-cell>
          <table:table-cell table:style-name="ce2" office:value-type="string" calcext:value-type="string">
            <text:p>Mcmaster-carr</text:p>
          </table:table-cell>
          <table:table-cell table:style-name="ce8" office:value-type="string" calcext:value-type="string">
            <text:p>91290A135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018"/>
          <table:table-cell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m3x45 socket head cap screw 91290A145 </text:p>
          </table:table-cell>
          <table:table-cell table:style-name="ce2" office:value-type="string" calcext:value-type="string">
            <text:p>Mcmaster-carr</text:p>
          </table:table-cell>
          <table:table-cell table:style-name="ce8" office:value-type="string" calcext:value-type="string">
            <text:p>91290A145</text:p>
          </table:table-cell>
          <table:table-cell table:style-name="ce12" office:value-type="float" office:value="1" calcext:value-type="float">
            <text:p>1</text:p>
          </table:table-cell>
          <table:table-cell table:style-name="ce2" table:number-columns-repeated="1018"/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m3x6x20 hex standoff 95947A054</text:p>
          </table:table-cell>
          <table:table-cell office:value-type="string" calcext:value-type="string">
            <text:p>Mcmaster-carr</text:p>
          </table:table-cell>
          <table:table-cell table:style-name="ce9" office:value-type="string" calcext:value-type="string">
            <text:p>95947A054</text:p>
          </table:table-cell>
          <table:table-cell table:style-name="ce13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3x6 set screw Steel Cup-Point 91390A100</text:p>
          </table:table-cell>
          <table:table-cell table:style-name="ce3" office:value-type="string" calcext:value-type="string">
            <text:p>Mcmaster-carr</text:p>
          </table:table-cell>
          <table:table-cell table:style-name="ce9" office:value-type="string" calcext:value-type="string">
            <text:p>91390A10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m3x8 socket head cap screw 91290A113 </text:p>
          </table:table-cell>
          <table:table-cell office:value-type="string" calcext:value-type="string">
            <text:p>Mcmaster-carr</text:p>
          </table:table-cell>
          <table:table-cell table:style-name="ce9" office:value-type="string" calcext:value-type="string">
            <text:p>91290A11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4 nut 92497A250 </text:p>
          </table:table-cell>
          <table:table-cell office:value-type="string" calcext:value-type="string">
            <text:p>Mcmaster-carr</text:p>
          </table:table-cell>
          <table:table-cell table:style-name="ce9" office:value-type="string" calcext:value-type="string">
            <text:p>92497A25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4x14 socket head cap screw 91290A150 </text:p>
          </table:table-cell>
          <table:table-cell office:value-type="string" calcext:value-type="string">
            <text:p>Mcmaster-carr</text:p>
          </table:table-cell>
          <table:table-cell table:style-name="ce9" office:value-type="string" calcext:value-type="string">
            <text:p>91290A15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4x20 socket head cap screw 91274A121 </text:p>
          </table:table-cell>
          <table:table-cell office:value-type="string" calcext:value-type="string">
            <text:p>Mcmaster-carr</text:p>
          </table:table-cell>
          <table:table-cell table:style-name="ce9" office:value-type="string" calcext:value-type="string">
            <text:p>91274A12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5 nut 92497A300</text:p>
          </table:table-cell>
          <table:table-cell office:value-type="string" calcext:value-type="string">
            <text:p>Mcmaster-carr</text:p>
          </table:table-cell>
          <table:table-cell table:style-name="ce9" office:value-type="string" calcext:value-type="string">
            <text:p>92497A30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5x20 socket head cap screw 91290A238</text:p>
          </table:table-cell>
          <table:table-cell office:value-type="string" calcext:value-type="string">
            <text:p>Mcmaster-carr</text:p>
          </table:table-cell>
          <table:table-cell table:style-name="ce9" office:value-type="string" calcext:value-type="string">
            <text:p>91290A238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5x45 hex head cap screw 91290A197</text:p>
          </table:table-cell>
          <table:table-cell office:value-type="string" calcext:value-type="string">
            <text:p>Mcmaster-carr</text:p>
          </table:table-cell>
          <table:table-cell table:style-name="ce10" office:value-type="string" calcext:value-type="string">
            <text:p>91290A197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EMA14 with 19:1 planetary gearbox </text:p>
          </table:table-cell>
          <table:table-cell office:value-type="string" calcext:value-type="string">
            <text:p>omc-stepperonline</text:p>
          </table:table-cell>
          <table:table-cell office:value-type="string" calcext:value-type="string">
            <text:p>14HS13-0804S-PG19</text:p>
          </table:table-cell>
          <table:table-cell/>
          <table:table-cell office:value-type="string" calcext:value-type="string">
            <text:p>https://www.omc-stepperonline.com/geared-stepper-motor/nema-14-stepper-motor-bipolar-l33mm-w-gear-raio-191-planetary-gearbox-14hs13-0804s-pg19.html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EMA17 with 15:1 planetary gearbox </text:p>
          </table:table-cell>
          <table:table-cell office:value-type="string" calcext:value-type="string">
            <text:p>omc-stepperonline</text:p>
          </table:table-cell>
          <table:table-cell office:value-type="string" calcext:value-type="string">
            <text:p>17HS15-1684S-HG15</text:p>
          </table:table-cell>
          <table:table-cell/>
          <table:table-cell office:value-type="string" calcext:value-type="string">
            <text:p>https://www.omc-stepperonline.com/geared-stepper-motor/nema-17-stepper-motor-l39mm-gear-raio-151-high-precision-planetary-gearbox-17hs15-1684s-hg15.html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EMA23 with 47:1 planetary gearbox </text:p>
          </table:table-cell>
          <table:table-cell office:value-type="string" calcext:value-type="string">
            <text:p>omc-stepperonline</text:p>
          </table:table-cell>
          <table:table-cell office:value-type="string" calcext:value-type="string">
            <text:p>23HS30-2804S-PG47</text:p>
          </table:table-cell>
          <table:table-cell/>
          <table:table-cell office:value-type="string" calcext:value-type="string">
            <text:p>https://www.omc-stepperonline.com/geared-stepper-motor/nema-23-stepper-motor-bipolar-l76mm-w-gear-raio-471-planetary-gearbox-23hs30-2804s-pg47.html?mfp=57-motor-nema-size[Nema%2023]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EMA8 90:1 planetary gearbox </text:p>
          </table:table-cell>
          <table:table-cell office:value-type="string" calcext:value-type="string">
            <text:p>omc-stepperonline</text:p>
          </table:table-cell>
          <table:table-cell office:value-type="string" calcext:value-type="string">
            <text:p>8HS15-0604S-PG90</text:p>
          </table:table-cell>
          <table:table-cell/>
          <table:table-cell office:value-type="string" calcext:value-type="string">
            <text:p>https://www.omc-stepperonline.com/geared-stepper-motor/nema-8-stepper-motor-bipolar-l38mm-w-gear-raio-901-planetary-gearbox-8hs15-0604s-pg90.html?mfp=57-motor-nema-size[Nema%208]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INDA probe XAGIPS8X4-5V </text:p>
          </table:table-cell>
          <table:table-cell office:value-type="string" calcext:value-type="string">
            <text:p>www.xagyl3d.com</text:p>
          </table:table-cell>
          <table:table-cell office:value-type="string" calcext:value-type="string">
            <text:p>XAGIPS8X4-5V</text:p>
          </table:table-cell>
          <table:table-cell/>
          <table:table-cell office:value-type="string" calcext:value-type="string">
            <text:p>https://www.xagyl3d.com/oc2/XAGIPS8X4-5V?search=XAGIPS8X4-5V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haft key 3x14</text:p>
          </table:table-cell>
          <table:table-cell office:value-type="string" calcext:value-type="string">
            <text:p>comes with stepper motor from stepperonline.com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haft key 4x16</text:p>
          </table:table-cell>
          <table:table-cell office:value-type="string" calcext:value-type="string">
            <text:p>comes with stepper motor from stepperonline.com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 Win CE052 Micro-ATX/Mini-ITX Case with 300W 80+ Gold PSU - Black</text:p>
          </table:table-cell>
          <table:table-cell office:value-type="string" calcext:value-type="string">
            <text:p>aliexpres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arge adapter</text:p>
          </table:table-cell>
          <table:table-cell office:value-type="string" calcext:value-type="string">
            <text:p>milled from aluminum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mall adapter</text:p>
          </table:table-cell>
          <table:table-cell office:value-type="string" calcext:value-type="string">
            <text:p>milled from aluminum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andHead</text:p>
          </table:table-cell>
          <table:table-cell office:value-type="string" calcext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andTail</text:p>
          </table:table-cell>
          <table:table-cell office:value-type="string" calcext:value-type="string">
            <text:p>3d print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ristHead</text:p>
          </table:table-cell>
          <table:table-cell office:value-type="string" calcext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ristTail</text:p>
          </table:table-cell>
          <table:table-cell office:value-type="string" calcext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ristSpacerIdlerSide</text:p>
          </table:table-cell>
          <table:table-cell office:value-type="string" calcext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ristBodyGearSide</text:p>
          </table:table-cell>
          <table:table-cell office:value-type="string" calcext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ristSpaderGearSide</text:p>
          </table:table-cell>
          <table:table-cell office:value-type="string" calcext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ristBearingMountGearSide</text:p>
          </table:table-cell>
          <table:table-cell office:value-type="string" calcext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ristBodyIdlerSide</text:p>
          </table:table-cell>
          <table:table-cell office:value-type="string" calcext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ristBearingMountIdlerSide</text:p>
          </table:table-cell>
          <table:table-cell office:value-type="string" calcext:value-type="string">
            <text:p>3d print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orearmBottom</text:p>
          </table:table-cell>
          <table:table-cell office:value-type="string" calcext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orearmMotor</text:p>
          </table:table-cell>
          <table:table-cell office:value-type="string" calcext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orearmTop</text:p>
          </table:table-cell>
          <table:table-cell office:value-type="string" calcext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orearmPulley</text:p>
          </table:table-cell>
          <table:table-cell office:value-type="string" calcext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orearmPulleyA</text:p>
          </table:table-cell>
          <table:table-cell office:value-type="string" calcext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orearmSensorMount</text:p>
          </table:table-cell>
          <table:table-cell office:value-type="string" calcext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orearmPulleyB</text:p>
          </table:table-cell>
          <table:table-cell office:value-type="string" calcext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orearmCover</text:p>
          </table:table-cell>
          <table:table-cell office:value-type="string" calcext:value-type="string">
            <text:p>3d print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lbowTorso</text:p>
          </table:table-cell>
          <table:table-cell office:value-type="string" calcext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lbowHead</text:p>
          </table:table-cell>
          <table:table-cell office:value-type="string" calcext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lbowLeftFoot</text:p>
          </table:table-cell>
          <table:table-cell office:value-type="string" calcext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lbowNeck</text:p>
          </table:table-cell>
          <table:table-cell office:value-type="string" calcext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lbowWaist</text:p>
          </table:table-cell>
          <table:table-cell office:value-type="string" calcext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lbowRightFoot</text:p>
          </table:table-cell>
          <table:table-cell office:value-type="string" calcext:value-type="string">
            <text:p>3d print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icepLeftLeg</text:p>
          </table:table-cell>
          <table:table-cell office:value-type="string" calcext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icepLeftArm</text:p>
          </table:table-cell>
          <table:table-cell office:value-type="string" calcext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icepRightLeg</text:p>
          </table:table-cell>
          <table:table-cell office:value-type="string" calcext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icepRightArm</text:p>
          </table:table-cell>
          <table:table-cell office:value-type="string" calcext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icepCore</text:p>
          </table:table-cell>
          <table:table-cell office:value-type="string" calcext:value-type="string">
            <text:p>3d print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oulderWaist</text:p>
          </table:table-cell>
          <table:table-cell office:value-type="string" calcext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oulderRight</text:p>
          </table:table-cell>
          <table:table-cell office:value-type="string" calcext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oulderLeft</text:p>
          </table:table-cell>
          <table:table-cell office:value-type="string" calcext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oulderBottom</text:p>
          </table:table-cell>
          <table:table-cell office:value-type="string" calcext:value-type="string">
            <text:p>3d printe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nchorTop</text:p>
          </table:table-cell>
          <table:table-cell office:value-type="string" calcext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nchorHips</text:p>
          </table:table-cell>
          <table:table-cell office:value-type="string" calcext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nchorTorso</text:p>
          </table:table-cell>
          <table:table-cell office:value-type="string" calcext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nchorBottom</text:p>
          </table:table-cell>
          <table:table-cell office:value-type="string" calcext:value-type="string">
            <text:p>3d printe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nchorFloor</text:p>
          </table:table-cell>
          <table:table-cell office:value-type="string" calcext:value-type="string">
            <text:p>3d printed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A3:Sheet1.B6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3">0000-00-00</text:date>, <text:time style:data-style-name="N2" text:time-value="15:09:43.7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Royer</meta:initial-creator>
    <meta:creation-date>2018-05-25T10:54:53.69</meta:creation-date>
    <dc:date>2018-06-13T15:38:39.228000000</dc:date>
    <meta:editing-duration>PT21H19M28S</meta:editing-duration>
    <meta:editing-cycles>8</meta:editing-cycles>
    <meta:generator>LibreOffice/6.0.0.3$Windows_X86_64 LibreOffice_project/64a0f66915f38c6217de274f0aa8e15618924765</meta:generator>
    <meta:document-statistic meta:table-count="3" meta:cell-count="321" meta:object-count="0"/>
  </office:meta>
</office:document-meta>
</file>